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Freehand521 BT" svg:font-family="'Freehand521 BT'" style:font-family-generic="script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>
        <style:tab-stops>
          <style:tab-stop style:position="2.395cm"/>
        </style:tab-stops>
      </style:paragraph-properties>
      <style:text-properties style:font-name="Arial" fo:font-size="12pt" fo:font-weight="bold" officeooo:rsid="000fd45c" officeooo:paragraph-rsid="000fd45c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style:font-name="Arial" fo:font-size="12pt" fo:font-weight="normal" officeooo:rsid="000d88f7" officeooo:paragraph-rsid="000d88f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style:font-name="Arial" fo:font-size="12pt" fo:font-weight="normal" officeooo:rsid="000eb622" officeooo:paragraph-rsid="000eb622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c4043" loext:opacity="100%" style:font-name="Freehand521 BT" fo:font-size="30pt" fo:letter-spacing="normal" fo:font-style="normal" fo:font-weight="bold" officeooo:rsid="000fd45c" officeooo:paragraph-rsid="000fd45c" style:font-size-asian="26.25pt" style:font-weight-asian="bold" style:font-size-complex="30pt" style:font-weight-complex="bold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c4043" loext:opacity="100%" style:font-name="Arial" fo:font-size="12pt" fo:letter-spacing="normal" fo:font-style="normal" fo:font-weight="bold" officeooo:paragraph-rsid="000d8424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c4043" loext:opacity="100%" style:font-name="Arial" fo:font-size="12pt" fo:letter-spacing="normal" fo:font-style="normal" fo:font-weight="normal" officeooo:rsid="000d88f7" officeooo:paragraph-rsid="000d8424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c4043" loext:opacity="100%" style:font-name="Arial" fo:font-size="12pt" fo:letter-spacing="normal" fo:font-style="normal" fo:font-weight="normal" officeooo:rsid="000fc65a" officeooo:paragraph-rsid="000fc65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c4043" loext:opacity="100%" style:font-name="Arial" fo:font-size="12pt" fo:letter-spacing="normal" fo:font-style="normal" fo:font-weight="normal" officeooo:rsid="00123527" officeooo:paragraph-rsid="00123527" style:font-size-asian="12pt" style:font-weight-asian="normal" style:font-size-complex="12pt" style:font-weight-complex="normal"/>
    </style:style>
    <style:style style:name="P9" style:family="paragraph" style:parent-style-name="Horizontal_20_Line">
      <style:text-properties fo:font-variant="normal" fo:text-transform="none" fo:color="#3c4043" loext:opacity="100%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3c4043" loext:opacity="100%" fo:letter-spacing="normal" fo:font-style="normal"/>
    </style:style>
    <style:style style:name="T2" style:family="text">
      <style:text-properties fo:font-variant="normal" fo:text-transform="none" fo:color="#3c4043" loext:opacity="100%" fo:letter-spacing="normal" fo:font-style="normal" officeooo:rsid="000fc65a"/>
    </style:style>
    <style:style style:name="T3" style:family="text">
      <style:text-properties fo:font-variant="normal" fo:text-transform="none" fo:color="#3c4043" loext:opacity="100%" fo:letter-spacing="normal" fo:font-style="normal" officeooo:rsid="000fd45c"/>
    </style:style>
    <style:style style:name="T4" style:family="text">
      <style:text-properties fo:font-variant="normal" fo:text-transform="none" fo:color="#3c4043" loext:opacity="100%" fo:letter-spacing="normal" fo:font-style="normal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valiação # de</text:p>
      <text:p text:style-name="P4">Banco de Dados</text:p>
      <text:p text:style-name="P4"/>
      <text:p text:style-name="P1"><text:span text:style-name="T1">Nome: </text:span><text:span text:style-name="T4">Nícolas Aguiar Ribeiro de Carvalho<text:tab/><text:tab/></text:span><text:span text:style-name="T1">Turma: </text:span><text:span text:style-name="T4">P4 de Informática</text:span></text:p>
      <text:p text:style-name="P9"/>
      <text:p text:style-name="P5"/>
      <text:p text:style-name="P5">Pesquise na bibliografia disponibilizada os seguintes conceitos:</text:p>
      <text:p text:style-name="P5"/>
      <text:p text:style-name="P5">1) Dado</text:p>
      <text:p text:style-name="P6"/>
      <text:p text:style-name="P3"><text:span text:style-name="T2">O</text:span><text:span text:style-name="T1">s atributos de um registro de algum objeto</text:span></text:p>
      <text:p text:style-name="P5"/>
      <text:p text:style-name="P5">2) Informação</text:p>
      <text:p text:style-name="P5"/>
      <text:p text:style-name="P7">Uma conclusão sólida baseada na análise de dados</text:p>
      <text:p text:style-name="P5"/>
      <text:p text:style-name="P5">3) Arquivo Convencional</text:p>
      <text:p text:style-name="P5"/>
      <text:p text:style-name="P8">Método tradicional de armazenamento de dados em arquivos separados por serviços da aplicação de gerenciamento manual </text:p>
      <text:p text:style-name="P5"/>
      <text:p text:style-name="P5">4) Banco de Dados</text:p>
      <text:p text:style-name="P5"/>
      <text:p text:style-name="P2"><text:span text:style-name="T1">União de dados utilizados para suprir as necessidades </text:span><text:span text:style-name="T3">de usuários</text:span><text:span text:style-name="T1"> através de sistemas de </text:span><text:span text:style-name="T3">gerenciamento</text:span><text:span text:style-name="T1"> dos mesmos</text:span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Freehand521 BT" svg:font-family="'Freehand521 BT'" style:font-family-generic="script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11T10:50:56.844000000</dc:date>
    <meta:editing-duration>PT14M34S</meta:editing-duration>
    <meta:editing-cycles>4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12" meta:word-count="83" meta:character-count="539" meta:non-whitespace-character-count="466"/>
  </office:meta>
</office:document-meta>
</file>